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in" fo:margin-bottom="0in" style:contextual-spacing="false" style:page-number="auto"/>
      <style:text-properties fo:font-size="10pt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paragraph-properties fo:margin-top="0in" fo:margin-bottom="0in" style:contextual-spacing="false"/>
      <style:text-properties fo:font-size="10pt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53d41"/>
    </style:style>
    <style:style style:name="T1" style:family="text">
      <style:text-properties fo:font-size="10pt"/>
    </style:style>
    <style:style style:name="T2" style:family="text">
      <style:text-properties fo:font-size="10pt" officeooo:rsid="00153d41"/>
    </style:style>
    <style:style style:name="T3" style:family="text">
      <style:text-properties fo:font-variant="normal" fo:text-transform="none" fo:color="#252525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4-04-22T16:58:36</dc:date><text:p>HTML: &lt;META NAME="CHANGEDBY" CONTENT="user "&gt;</text:p></office:annotation>1.) Portforwarding</text:p>
      <text:p text:style-name="P3">ssh -N -p 15000 e0702077@tese.inso.tuwien.ac.at -L 8989:10.10.20.100:8080</text:p>
      <text:p text:style-name="P3">Richtet ein Portforwarding auf den Tomcat Server ein Anschließend Browser öffnen =&gt; http://localhost:8989/login =&gt; "Welcome to lab1"</text:p>
      <text:p text:style-name="P3">2.) Tomcat Version herausfinden Rufe nicht-existente Seite auf um eine Fehlermeldung zu erhalten =&gt; http://localhost:88/some_site_that_does_not_exist.html =&gt; HTTP Status 404 - Apache Tomcat/7.0.28 gefundene Version: Apache Tomcat/7.0.28</text:p>
      <text:p text:style-name="P2"/>
      <text:p text:style-name="P3">3.) Apache Wicket Version herausfinden Blick in den Source Code der Login Seite:</text:p>
      <text:p text:style-name="P3">ESSE 2007-2014 This page was generated by Apache Wicket 1.5.4 in an unmeasurably short time.</text:p>
      <text:p text:style-name="P3">gefundene Version: Apache Wicket 1.5.4 </text:p>
      <text:p text:style-name="P2"/>
      <text:p text:style-name="P4"><text:span text:style-name="T2">http://localhost:8989/login/wicket/resource/at.ac.tuwien.inso.EsseCorp.Login/users.x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size-asian="22pt" style:font-weight-asian="bold" style:font-size-complex="22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user </dc:creator>
    <dc:date>2014-04-22T16:58:50</dc:date>
    <meta:document-statistic meta:table-count="0" meta:image-count="0" meta:object-count="0" meta:page-count="1" meta:paragraph-count="8" meta:word-count="86" meta:character-count="756" meta:non-whitespace-character-count="677"/>
    <meta:generator>LibreOffice/4.0.2.2$Linux_X86_64 LibreOffice_project/400m0$Build-2</meta:generator>
  </office:meta>
</office:document-meta>
</file>